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6a59a" style:font-size-asian="14pt" style:font-size-complex="14pt"/>
    </style:style>
    <style:style style:name="P3" style:family="paragraph" style:parent-style-name="Standard">
      <style:text-properties fo:font-size="14pt" officeooo:paragraph-rsid="000b1725" style:font-size-asian="14pt" style:font-size-complex="14pt"/>
    </style:style>
    <style:style style:name="P4" style:family="paragraph" style:parent-style-name="Standard">
      <style:text-properties fo:font-size="20pt" officeooo:rsid="000e3287" officeooo:paragraph-rsid="000e3287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3928"/>
    </style:style>
    <style:style style:name="T3" style:family="text">
      <style:text-properties officeooo:rsid="0006a59a"/>
    </style:style>
    <style:style style:name="T4" style:family="text">
      <style:text-properties officeooo:rsid="000944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Pokyny k experimentom</text:span></text:p>
      <text:p text:style-name="P4"><text:span text:style-name="T1"/></text:p>
      <text:p text:style-name="P1"><text:span text:style-name="T1">E1. </text:span>Do suchej plastovej fľaše nadýchame teplý vlhký vzduch a vyložíme ju na minútu von do chladného vzduchu, prípadne vložíme do ľadovej vody.</text:p>
      <text:p text:style-name="P1"/>
      <text:p text:style-name="P1"><text:span text:style-name="T1">E2. </text:span>Plastovú priehľadnú striekačku s piestom naplníme do polovice vzduchom a zapcháme prstom otvor. <text:span text:style-name="T2">Tlačíme a ťaháme piest.</text:span></text:p>
      <text:p text:style-name="P1"/>
      <text:p text:style-name="P1"><text:span text:style-name="T1">E3.</text:span> Zopakujeme E2 so striekačkou naplnenou vodou.</text:p>
      <text:p text:style-name="P1"/>
      <text:p text:style-name="P1"><text:span text:style-name="T1">E4.</text:span> Striekačku bez piesta otočíme vývodom nadol, zapcháme ho prstom a naplníme úplne vodou.</text:p>
      <text:p text:style-name="P1">Navrch položíme kus papiera tak, aby prekryl celý otvor a trocha trčal naokolo.</text:p>
      <text:p text:style-name="P1">Čo sa stane, keď striekačku otočíme? A čo ak uvoľníme vývod? Fungovalo by to bez papiera?</text:p>
      <text:p text:style-name="P1"/>
      <text:p text:style-name="P1"><text:span text:style-name="T1">E5. </text:span>V jednej ruke držíme plastovú fľašu naplnenú vzduchom, v druhej vodou. Obe fľaše rovnako silno stlačíme. <text:s/>Zvyčajne pri napĺňaní vodou vznikne malá bublinka, pozorujeme ju a veľmi silno stlačíme fľašu.</text:p>
      <text:p text:style-name="P1"/>
      <text:p text:style-name="P2"><text:span text:style-name="T1">E6. </text:span>Blízko vývodu striekačky plnej vzduchu položí dobrovoľník prst. Niekto iný (silný dospelý) zapchá prstom vývod a prudko stlačí piest. Zmení sa teplota striekačky? Ako?</text:p>
      <text:p text:style-name="P2">Vezmeme hustilku a fúkame koleso na bicykli. Ako sa zmení teplota hustilky (najlepšie kovové časti blízko vývodu)? Vypustíme z kolesa bicykla vzduch. Ako sa zmení teplota ventilu?</text:p>
      <text:p text:style-name="P1"/>
      <text:p text:style-name="P1"><text:span text:style-name="T1">E7. </text:span>Naplníme <text:span text:style-name="T3">vedro</text:span> vodou, ponoríme plastový pohár a vypustíme z neho vzduch. Pohár obrátime hore dnom a nadvihneme (aby spodný okraj zostal ponorený). Vytečie z neho voda?</text:p>
      <text:p text:style-name="P1"/>
      <text:p text:style-name="P1"><text:span text:style-name="T1">E8. </text:span>Zboku plastovej fľaše, blízko ku spodku, spravíme dierku, a naplníme fľašu vodou. Ak nemá vrchnák, voda vyteká. Čo sa stane po zavretí fľaše? A čo by sa stalo, keby diera bola veľmi malá alebo veľmi veľká?</text:p>
      <text:p text:style-name="P1"/>
      <text:p text:style-name="P1"><text:span text:style-name="T1">E9. </text:span>Zboku spravíme zdola nahor do plastovej fľaše zhruba 4 rovnaké dierky, zapcháme ich prstami a fľašu naplníme vodou. Potom dierky odkryjeme.</text:p>
      <text:p text:style-name="P1"/>
      <text:p text:style-name="P3"><text:span text:style-name="T1">E10. </text:span>Na kuchynskú váhu postavíme pohár do 2/3 naplnený vodou a do vody <text:span text:style-name="T4">postupne (jednotlivo, osobitne) </text:span>ponoríme<text:span text:style-name="T4"> </text:span>najprv prst, potom kovový predmet, potom drevenú paličku či striekačku naplnenú vzduchom (vložený predmet pevne držíme v ruke, ktorou nehýbeme). Zmení sa číslo na váhe?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08:42:38.368035829</meta:creation-date>
    <meta:generator>LibreOffice/24.2.7.2$Linux_X86_64 LibreOffice_project/420$Build-2</meta:generator>
    <dc:date>2025-03-05T08:50:55.618058138</dc:date>
    <meta:editing-duration>PT8M12S</meta:editing-duration>
    <meta:editing-cycles>10</meta:editing-cycles>
    <meta:document-statistic meta:table-count="0" meta:image-count="0" meta:object-count="0" meta:page-count="1" meta:paragraph-count="14" meta:word-count="305" meta:character-count="1951" meta:non-whitespace-character-count="1659"/>
  </office:meta>
</office:document-meta>
</file>